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3333" draw:fill-color="#d4000f" draw:textarea-vertical-align="middle" draw:auto-grow-height="false" fo:min-height="1.217cm" fo:min-width="1.2cm"/>
    </style:style>
    <style:style style:name="gr2" style:family="graphic" style:parent-style-name="standard">
      <style:graphic-properties draw:textarea-horizontal-align="justify" draw:textarea-vertical-align="middle" draw:auto-grow-height="false" fo:min-height="1.284cm" fo:min-width="10.03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654cm" fo:min-width="9.004cm"/>
    </style:style>
    <style:style style:name="P1" style:family="paragraph">
      <loext:graphic-properties draw:fill-color="#d4000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4.5cm" svg:height="4.4cm" svg:x="3.5cm" svg:y="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10.7cm" svg:height="1.7cm" svg:x="3.7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6cm" svg:height="1cm" svg:x="4.2cm" svg:y="1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19:59:53.601293215</meta:creation-date>
    <dc:date>2016-10-31T21:15:04.520129029</dc:date>
    <meta:editing-duration>PT14M49S</meta:editing-duration>
    <meta:editing-cycles>1</meta:editing-cycles>
    <meta:document-statistic meta:object-count="3"/>
    <meta:generator>LibreOffice/5.1.4.2$Linux_X86_64 LibreOffice_project/10m0$Build-2</meta:generator>
  </office:meta>
</office:document-meta>
</file>